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72eb" officeooo:paragraph-rsid="001a72eb"/>
    </style:style>
    <style:style style:name="P2" style:family="paragraph" style:parent-style-name="Standard">
      <style:paragraph-properties fo:text-align="justify" style:justify-single-word="false"/>
      <style:text-properties officeooo:rsid="001a72eb" officeooo:paragraph-rsid="001a72eb"/>
    </style:style>
    <style:style style:name="P3" style:family="paragraph" style:parent-style-name="Standard" style:list-style-name="L2">
      <style:paragraph-properties fo:text-align="justify" style:justify-single-word="false"/>
      <style:text-properties officeooo:rsid="001a72eb" officeooo:paragraph-rsid="0020be0c"/>
    </style:style>
    <style:style style:name="P4" style:family="paragraph" style:parent-style-name="Standard">
      <style:paragraph-properties fo:text-align="center" style:justify-single-word="false"/>
      <style:text-properties fo:font-size="16pt" fo:font-weight="bold" officeooo:rsid="001a72eb" officeooo:paragraph-rsid="001a72eb"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weight="bold" officeooo:rsid="001a72eb" officeooo:paragraph-rsid="001a72eb" style:font-weight-asian="bold" style:font-weight-complex="bold"/>
    </style:style>
    <style:style style:name="P6" style:family="paragraph" style:parent-style-name="Standard">
      <style:paragraph-properties fo:text-align="justify" style:justify-single-word="false"/>
      <style:text-properties officeooo:paragraph-rsid="001a72eb"/>
    </style:style>
    <style:style style:name="P7" style:family="paragraph" style:parent-style-name="Standard" style:list-style-name="L1">
      <style:paragraph-properties fo:text-align="justify" style:justify-single-word="false"/>
      <style:text-properties officeooo:rsid="001d7fa7" officeooo:paragraph-rsid="001da179"/>
    </style:style>
    <style:style style:name="P8" style:family="paragraph" style:parent-style-name="Standard" style:list-style-name="L1">
      <style:paragraph-properties fo:text-align="justify" style:justify-single-word="false"/>
      <style:text-properties officeooo:rsid="001da179" officeooo:paragraph-rsid="001da179"/>
    </style:style>
    <style:style style:name="P9" style:family="paragraph" style:parent-style-name="Standard" style:list-style-name="L2">
      <style:paragraph-properties fo:text-align="justify" style:justify-single-word="false"/>
      <style:text-properties officeooo:rsid="0020be0c" officeooo:paragraph-rsid="0020be0c"/>
    </style:style>
    <style:style style:name="P10" style:family="paragraph" style:parent-style-name="Standard" style:list-style-name="L2">
      <style:paragraph-properties fo:text-align="justify" style:justify-single-word="false"/>
      <style:text-properties officeooo:rsid="002299be" officeooo:paragraph-rsid="002299be"/>
    </style:style>
    <style:style style:name="T1" style:family="text">
      <style:text-properties officeooo:rsid="001a72eb"/>
    </style:style>
    <style:style style:name="T2" style:family="text">
      <style:text-properties fo:font-weight="bold" style:font-weight-asian="bold" style:font-weight-complex="bold"/>
    </style:style>
    <style:style style:name="T3" style:family="text">
      <style:text-properties fo:font-weight="bold" officeooo:rsid="001d7fa7" style:font-weight-asian="bold" style:font-weight-complex="bold"/>
    </style:style>
    <style:style style:name="T4" style:family="text">
      <style:text-properties officeooo:rsid="001b7567"/>
    </style:style>
    <style:style style:name="T5" style:family="text">
      <style:text-properties officeooo:rsid="001d7fa7"/>
    </style:style>
    <style:style style:name="T6" style:family="text">
      <style:text-properties officeooo:rsid="001da179"/>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1e496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rea 1 – Miguel Bastos Gándara</text:p>
      <text:p text:style-name="P1"/>
      <text:p text:style-name="P5">1. En el territorio nacional, ¿cuál es el porcentaje de pymes constituidas?</text:p>
      <text:p text:style-name="P2"><text:tab/>En nuestro país las pymes constituyen el 99.88% del tejido empresarial.</text:p>
      <text:p text:style-name="P2"/>
      <text:p text:style-name="P5">2. En Galicia, ¿cuál es este porcentaje?</text:p>
      <text:p text:style-name="P2"><text:tab/>En Galicia este porcentaje es del 99.93% del total.</text:p>
      <text:p text:style-name="P2"/>
      <text:p text:style-name="P5">3. Podemos observar entonces cuál es el tipo de empresa que más abunda en el territorio y que las pequeñas y medianas empresas son parte fundamental del tejido empresarial gallego. Busca alguna página de organismo oficial gallego que preste apoyo económico, de asesoría, préstamos, innovación, etc.</text:p>
      <text:p text:style-name="P6"><text:span text:style-name="T1"><text:tab/></text:span><text:span text:style-name="T4">Axencia Galega de Innovación (GAIN) → </text:span><text:a xlink:type="simple" xlink:href="http://gain.xunta.gal/artigos/288/prestamos+ifi+innova" text:style-name="Internet_20_link" text:visited-style-name="Visited_20_Internet_20_Link"><text:span text:style-name="T4">IFI INNOVA</text:span></text:a></text:p>
      <text:p text:style-name="P2"/>
      <text:p text:style-name="P5">4. Busca una empresa de desarrollo de aplicaciones informáticas relacionada con contornos web que incorpore valores éticos y sociales. Identifica dos medidas de RSC que haya implementada y relaciona cada una con su ámbito de actuación.</text:p>
      <text:p text:style-name="P6"><text:span text:style-name="T1"><text:tab/></text:span><text:a xlink:type="simple" xlink:href="https://www.chetu.com/es/about-us.php?LATAM=&amp;keyword=empresa+de+desarrollo+web&amp;gad=1&amp;gclid=CjwKCAjw-eKpBhAbEiwAqFL0mqL3mzza5YfrSEgIW_XdVaHejCtCbm8-b60LLnsHoFxnSN-5z2wqzxoC7TwQAvD_BwE" text:style-name="Internet_20_link" text:visited-style-name="Visited_20_Internet_20_Link"><text:span text:style-name="T3">Chetu</text:span></text:a> <text:span text:style-name="T5">es una empresa de desarrollo de software con las siguientes medidas de RSC:</text:span></text:p>
      <text:list xml:id="list840722303" text:style-name="L1">
        <text:list-item>
          <text:p text:style-name="P7"><text:span text:style-name="T7">La fundación Chetu</text:span>. Como empresa socialmente responsable, Chetu se compromete a mejorar nuestras comunidades a través del voluntariado y la filantropía. La Fundación Chetu apoya activamente los objetivos de los miembros de su equipo de retribuir y participar. </text:p>
          <text:p text:style-name="P7"><text:span text:style-name="T6">Esta fundación está relacionada con el ámbito social.</text:span></text:p>
        </text:list-item>
        <text:list-item>
          <text:p text:style-name="P8"><text:span text:style-name="T7">Programa de revendedores de Chetu</text:span>. Este es un programa que Chetu ofrece varias opciones flexibles para que ganes dinero como revendedor. </text:p>
          <text:p text:style-name="P8">Este programa está relacionado con el ámbito laboral.</text:p>
        </text:list-item>
      </text:list>
      <text:p text:style-name="P2"><text:span text:style-name="T2"/></text:p>
      <text:p text:style-name="P5">Hemos estudiado que el entorno influye en las empresas y éstas al mismo tiempo influyen en él, como podemos apreciar en el Balance Social.</text:p>
      <text:p text:style-name="P2"/>
      <text:p text:style-name="P5">5.1. ¿Con qué término estudiado en la unidad está directamente relacionado el Balance Social?</text:p>
      <text:p text:style-name="P2"><text:tab/><text:span text:style-name="T8">Con la Responsabilidad Social Corporativa (RSC).</text:span></text:p>
      <text:p text:style-name="P2"/>
      <text:p text:style-name="P2"><text:span text:style-name="T2">5.2 Encuentra tres ejemplos reales de costes sociales en los que hayan incurrido alguna/s empresas. Enuncia lo que sucedió y relaciónalo con el coste social que consideres.</text:span></text:p>
      <text:list xml:id="list1438811913" text:style-name="L2">
        <text:list-item>
          <text:p text:style-name="P9">La empresa <text:span text:style-name="T7">Coren</text:span>, en O Porriño, hacía vertidos de productos contaminantes para el medio ambiente al río Louro, que tiene pegado a la nave de la misma. Con esto generaba mucho riqueza, pero, por otro lado, contaminaba el medio ambiente, ensuciando las aguas del río y matando prácticamente todos los peces que había desde el lugar en el que vertían los residuos hacia adelante. Además, esto perjudicaba también a los habitantes de O Porriño, que no se podían bañar en el río ni consumir sus aguas.</text:p>
        </text:list-item>
        <text:list-item>
          <text:p text:style-name="P3">La compañía <text:span text:style-name="T7">Endesa</text:span> es la cuarta empresa de generación de electricidad más contaminante de Europa, con emisiones cercanas a los 73 millones de toneladas de dióxido de carbono (CO2) anuales, según un estudio elaborado por PricewaterhouseCoopers (PwC) y difundido ayer por la organización ecologista Greenpeace.</text:p>
        </text:list-item>
        <text:list-item>
          <text:p text:style-name="P10"><text:span text:style-name="T7">Inditex</text:span>, empresa española de ropa y complementos, explotaba niños de países subdesarrollados para crear sus productos. La empresa crecía cada vez más, generaba mucha riqueza, pero lo hacía aprovechando las debilidades de las (antiguas) colonias del imperialismo europeo para el aprovechamiento, como otras muchas empresas, de sus recursos naturales y sus gentes como mano de obra barata. En países como Bangladesh o Camboya, el trabajo en la industria textil es el sustento de la gran mayorí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2:30:23.031949985</meta:creation-date>
    <dc:date>2023-10-25T13:32:39.787907930</dc:date>
    <meta:editing-duration>PT41M11S</meta:editing-duration>
    <meta:editing-cycles>9</meta:editing-cycles>
    <meta:generator>LibreOffice/7.3.7.2$Linux_X86_64 LibreOffice_project/30$Build-2</meta:generator>
    <meta:document-statistic meta:table-count="0" meta:image-count="0" meta:object-count="0" meta:page-count="1" meta:paragraph-count="20" meta:word-count="506" meta:character-count="3193" meta:non-whitespace-character-count="2704"/>
  </office:meta>
</office:document-meta>
</file>